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D0000034FD7411D63262110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839cm" draw:z-index="0"><draw:image xlink:href="Pictures/100000010000065D0000034FD7411D63262110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57:40.363958545</meta:creation-date>
    <dc:date>2023-10-23T21:58:14.500312603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